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.026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style:font-name="serif" fo:font-size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26.961cm" draw:z-index="0">
        <draw:text-box fo:min-height="34.899cm">
          <text:p text:style-name="P7">Modelo de Documento Plano de Projeto </text:p>
          <text:p text:style-name="P7">Título</text:p>
          <text:p text:style-name="P7">: Plano de Projeto </text:p>
          <text:p text:style-name="P7">Dados Gerais</text:p>
          <text:p text:style-name="P7">: </text:p>
          <text:p text:style-name="P7">Projeto: &lt;&lt;Nome do Projeto&gt;&gt; </text:p>
          <text:p text:style-name="P7">Versão: &lt;&lt;Número da Versão do Plano de Projeto&gt;&gt; </text:p>
          <text:p text:style-name="P7">Responsáveis: &lt;&lt;Nome dos Responsáveis&gt;&gt; </text:p>
          <text:p text:style-name="P7">Seções do Documento e Instruções para seu preenchimento: </text:p>
          <text:p text:style-name="P7">1. Introdução </text:p>
          <text:p text:style-name="P7">Texto livre introdutório descrevendo o documento. </text:p>
          <text:p text:style-name="P7">2. Escopo do Projeto </text:p>
          <text:p text:style-name="P7">Texto introdutório sobre o problema a ser tratado, seguido de uma identificação de </text:p>
          <text:p text:style-name="P7">subsistemas e módulos / macro-funções que o sistema deverá tratar, apresentada na forma </text:p>
          <text:p text:style-name="P7">de diagramas de casos de uso e descrições sucintas dos mesmos. </text:p>
          <text:p text:style-name="P7">3. Processo de Software do Projeto </text:p>
          <text:p text:style-name="P7">Indicar o processo padrão / especializado usado como base (quando aplicável) e o modelo </text:p>
          <text:p text:style-name="P7">de ciclo de vida adotado, com uma breve justificativa para sua escolha. A seguir, apresentar </text:p>
          <text:p text:style-name="P7">o processo de desenvolvimento no seguinte formato: </text:p>
          <text:p text:style-name="P7">Processo de Desenvolvimento </text:p>
          <text:p text:style-name="P7">&lt;&lt;Nome da Atividade&gt;&gt; </text:p>
          <text:p text:style-name="P7">Pré-atividades: &lt;&lt;Nomes das pré-atividades&gt;&gt; </text:p>
          <text:p text:style-name="P7">Sub-atividades: &lt;&lt;Nomes das sub-atividades&gt;&gt; </text:p>
          <text:p text:style-name="P7">Artefatos Insumo: &lt;&lt;Artefatos requeridos pela atividade&gt;&gt; </text:p>
          <text:p text:style-name="P7">Artefatos Produzidos: &lt;&lt;Artefatos produzidos pela atividade&gt;&gt; </text:p>
          <text:p text:style-name="P7">Recursos Necessários: </text:p>
          <text:p text:style-name="P7">Recursos Humanos: &lt;&lt;Papéis necessários para realizar a atividade&gt;&gt; </text:p>
          <text:p text:style-name="P7">Ferramentas de Software: &lt;&lt;Tipos de Ferramentas necessárias&gt;&gt; </text:p>
          <text:p text:style-name="P7">Hardware: &lt;&lt;Equipamentos necessários para realizar a atividade&gt;&gt; </text:p>
          <text:p text:style-name="P7">Procedimentos: &lt;&lt;Procedimentos a serem adotados&gt;&gt; </text:p>
          <text:p text:style-name="P7">Tecer comentários sobre os demais processos, sobretudo quando houver mudanças em </text:p>
          <text:p text:style-name="P7">relação ao processo padrão. </text:p>
        </draw:text-box>
      </draw:frame>
      <draw:frame draw:style-name="fr1" draw:name="Quadro2" text:anchor-type="page" text:anchor-page-number="1" svg:x="0cm" svg:y="0cm" svg:width="26.961cm" draw:z-index="1">
        <draw:text-box fo:min-height="34.899cm">
          <text:p text:style-name="P2">Modelo de Documento Plano de Projeto </text:p>
          <text:p text:style-name="P3"/>
          <text:p text:style-name="P4"><text:span text:style-name="T1">Título:</text:span> Agenda Pessoal de Tarefas</text:p>
          <text:p text:style-name="P4"><text:s/></text:p>
          <text:p text:style-name="P5">Dados Gerais:</text:p>
          <text:p text:style-name="P5"/>
          <text:p text:style-name="P4">Projeto: Agenda Pessoal de Tarefas</text:p>
          <text:p text:style-name="P4"/>
          <text:p text:style-name="P4">Versão: 1.0</text:p>
          <text:p text:style-name="P4"/>
          <text:p text:style-name="P4">Responsáveis: &lt;&lt;Nome dos Responsáveis&gt;&gt;</text:p>
          <text:p text:style-name="P4"/>
          <text:p text:style-name="P4"/>
          <text:p text:style-name="P4">Seções do Documento e Instruções para seu preenchimento: </text:p>
          <text:p text:style-name="P4">1. Introdução </text:p>
          <text:p text:style-name="P4">Texto livre introdutório descrevendo o documento. </text:p>
          <text:p text:style-name="P4">2. Escopo do Projeto </text:p>
          <text:p text:style-name="P4">Texto introdutório sobre o problema a ser tratado, seguido de uma identificação de </text:p>
          <text:p text:style-name="P4">subsistemas e módulos / macro-funções que o sistema deverá tratar, apresentada na forma </text:p>
          <text:p text:style-name="P4">de diagramas de casos de uso e descrições sucintas dos mesmos. </text:p>
          <text:p text:style-name="P4">3. Processo de Software do Projeto </text:p>
          <text:p text:style-name="P4">Indicar o processo padrão / especializado usado como base (quando aplicável) e o modelo </text:p>
          <text:p text:style-name="P4">de ciclo de vida adotado, com uma breve justificativa para sua escolha. A seguir, apresentar </text:p>
          <text:p text:style-name="P4">o processo de desenvolvimento no seguinte formato: </text:p>
          <text:p text:style-name="P4">Processo de Desenvolvimento </text:p>
          <text:p text:style-name="P4">&lt;&lt;Nome da Atividade&gt;&gt; </text:p>
          <text:p text:style-name="P4">Pré-atividades: &lt;&lt;Nomes das pré-atividades&gt;&gt; </text:p>
          <text:p text:style-name="P4">Sub-atividades: &lt;&lt;Nomes das sub-atividades&gt;&gt; </text:p>
          <text:p text:style-name="P4">Artefatos Insumo: &lt;&lt;Artefatos requeridos pela atividade&gt;&gt; </text:p>
          <text:p text:style-name="P4">Artefatos Produzidos: &lt;&lt;Artefatos produzidos pela atividade&gt;&gt; </text:p>
          <text:p text:style-name="P4">Recursos Necessários: </text:p>
          <text:p text:style-name="P4">Recursos Humanos: &lt;&lt;Papéis necessários para realizar a atividade&gt;&gt; </text:p>
          <text:p text:style-name="P4">Ferramentas de Software: &lt;&lt;Tipos de Ferramentas necessárias&gt;&gt; </text:p>
          <text:p text:style-name="P4">Hardware: &lt;&lt;Equipamentos necessários para realizar a atividade&gt;&gt; </text:p>
          <text:p text:style-name="P4">Procedimentos: &lt;&lt;Procedimentos a serem adotados&gt;&gt; </text:p>
          <text:p text:style-name="P4">Tecer comentários sobre os demais processos, sobretudo quando houver mudanças em </text:p>
          <text:p text:style-name="P4">relação ao processo padrão. </text:p>
          <text:p text:style-name="P8"/>
          <text:p text:style-name="P6">4. Equipe do Projeto </text:p>
          <text:p text:style-name="P4">Apresentar a equipe do projeto, identificando as pessoas e os papéis que as mesmas </text:p>
          <text:p text:style-name="P4">vão desempenhar no projeto. </text:p>
          <text:p text:style-name="P4">5. Estimativas </text:p>
          <text:p text:style-name="P4">5.1 – Estimativa de Tamanho </text:p>
          <text:p text:style-name="P4">Apresentar a estimativa e a base de cálculo para se chegar a ela, informando o </text:p>
          <text:p text:style-name="P4">procedimento utilizado em sua elaboração. </text:p>
          <text:p text:style-name="P4">5.2 – Estimativa de Esforço </text:p>
          <text:p text:style-name="P4">Apresentar a estimativa e a base de cálculo para se chegar a ela, informando o </text:p>
          <text:p text:style-name="P4">procedimento utilizado em sua elaboração. </text:p>
          <text:p text:style-name="P4">5.3 – Alocação de Recursos </text:p>
          <text:p text:style-name="P4">Apresentar a alocação de recursos para as atividades do processo. </text:p>
          <text:p text:style-name="P4">5.4 – Estimativa de Duração </text:p>
          <text:p text:style-name="P4">Apresentar uma rede de tarefas, apontando o caminho crítico do projeto, e um </text:p>
          <text:p text:style-name="P4">gráfico de tempo para o projeto como um todo (cronograma). </text:p>
          <text:p text:style-name="P4">5.5 – Estimativa de Custo </text:p>
          <text:p text:style-name="P4">Apresentar a estimativa e a base de cálculo para se chegar a ela, informando o </text:p>
          <text:p text:style-name="P4">procedimento utilizado em sua elaboração, quando couber. </text:p>
          <text:p text:style-name="P4">6. Plano de Riscos </text:p>
          <text:p text:style-name="P4">Anexar o plano de riscos, desenvolvido segundo o modelo de plano de riscos. </text:p>
          <text:p text:style-name="P8"/>
        </draw:text-box>
      </draw:frame>
      <text:p text:style-name="Standard"/>
      <text:section text:style-name="Sect1" text:name="pageContainer2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8:07:04.64</meta:creation-date>
    <meta:document-statistic meta:table-count="0" meta:image-count="0" meta:object-count="0" meta:page-count="1" meta:paragraph-count="83" meta:word-count="553" meta:character-count="3877"/>
    <dc:date>2016-08-24T08:12:31.65</dc:date>
    <meta:editing-duration>PT5M35S</meta:editing-duration>
    <meta:editing-cycles>1</meta:editing-cycles>
    <meta:generator>OpenOffice/4.1.0$Win32 OpenOffice.org_project/410m18$Build-9764</meta:generator>
  </office:meta>
</office:document-meta>
</file>